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variant="normal" fo:text-transform="none" fo:font-style="normal" fo:font-weight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left="2.12cm" fo:margin-right="0cm" fo:text-align="justify" style:justify-single-word="false" fo:text-indent="0cm" style:auto-text-indent="false"/>
      <style:text-properties fo:font-variant="normal" fo:text-transform="none" fo:font-style="normal" fo:font-weight="normal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0.5pt" fo:font-style="italic"/>
    </style:style>
    <style:style style:name="T1" style:family="text">
      <style:text-properties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cutando-se pena privativa de liberdade, atualmente em regime fechado, em que o Ministério Público manifestou-se acerca da comutação prevista no Decreto nº 9.246/2017 (evento 70), uma vez que o SEEU identificou o apenado como possível beneficiário.</text:p>
      <text:p text:style-name="P1">Relatados.</text:p>
      <text:p text:style-name="P1">Nesta senda, verifico dos autos que o apenado não preenche todos os requisitos necessários para ser agraciado com o benefício da comutação da pena.</text:p>
      <text:p text:style-name="P1">Dispõe o art. 7º, II, do Decreto Presidencial à baila:</text:p>
      <text:p text:style-name="P3">Art. 7º. A comutação da pena privativa de liberdade remanescente, aferida em 25 de dezembro de 2017, será concedida, nas seguintes proporções:</text:p>
      <text:p text:style-name="P3">I - à pessoa condenada a pena privativa de liberdade:</text:p>
      <text:p text:style-name="P3">b) em um quarto, se reincidente, e que, até 25 de dezembro de 2017, tenha cumprido um<text:line-break/>terço da pena;</text:p>
      <text:p text:style-name="P1">Nesse sentido, somente será concedia a comutação quando cumprida um terço da pena até 25 de dezembro de 2017, ou seja, 10 (dez) anos, 11 (onze) meses e 10 (dez) dias, o que não é o caso dos autos, haja vista  que até o dia 25 de dezembro de 2017 cumpriu 09 (nove) anos, 10 (dez) meses e 16 (dezesseis) dias da sua pena total de 32 (trinta e dois) anos e 10 (dez) meses, consequentemente, menos de 1/3 da sua condenação, que é o exigido pelo Decreto.</text:p>
      <text:p text:style-name="Text_20_body">Isto posto, deixo de aplicar a comutação ao apenado, em razão da ausência do requisito objetivo exigido pelo art. 7º, inciso I, alínea b, do precitado Decreto.</text:p>
      <text:p text:style-name="P2"><text:line-break/><text:line-break/><text:span text:style-name="T1">Ceará Mirim, 25 de Fevereiro de 2019.</text:span></text:p>
      <text:p text:style-name="P4">Henrique Baltazar Vilar dos Santos</text:p>
      <text:p text:style-name="P4">Juiz de Direit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0:22:03.246000000</meta:creation-date>
    <dc:date>2019-02-25T10:22:21.364000000</dc:date>
    <meta:editing-duration>PT18S</meta:editing-duration>
    <meta:editing-cycles>1</meta:editing-cycles>
    <meta:document-statistic meta:table-count="0" meta:image-count="0" meta:object-count="0" meta:page-count="1" meta:paragraph-count="12" meta:word-count="253" meta:character-count="1452" meta:non-whitespace-character-count="1208"/>
    <meta:generator>LibreOffice/6.0.3.2$Windows_X86_64 LibreOffice_project/8f48d515416608e3a835360314dac7e47fd0b821</meta:generator>
  </office:meta>
</office:document-meta>
</file>